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Helvetica Neue" svg:font-family="Helvetica Neue" style:font-family-generic="system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margin-bottom="0.0666in" style:line-height-at-least="0.1333in"/>
      <style:text-properties style:font-name="Helvetica Neue" fo:color="#333333"/>
    </style:style>
    <style:style style:name="P2" style:parent-style-name="Textbody" style:family="paragraph">
      <style:paragraph-properties fo:margin-bottom="0.0666in" style:line-height-at-least="0.1333in"/>
      <style:text-properties style:font-name="Helvetica Neue" fo:color="#333333"/>
    </style:style>
    <style:style style:name="P3" style:parent-style-name="Textbody" style:family="paragraph">
      <style:paragraph-properties fo:margin-bottom="0.0666in" style:line-height-at-least="0.1333in"/>
      <style:text-properties fo:color="#333333"/>
    </style:style>
    <style:style style:name="P4" style:parent-style-name="Textbody" style:family="paragraph">
      <style:paragraph-properties fo:margin-bottom="0.0666in" style:line-height-at-least="0.1333in"/>
    </style:style>
    <style:style style:name="T5" style:parent-style-name="默认段落字体" style:family="text">
      <style:text-properties style:font-name="Helvetica Neue" fo:color="#333333"/>
    </style:style>
    <style:style style:name="T6" style:parent-style-name="默认段落字体" style:family="text">
      <style:text-properties style:font-name="Helvetica Neue" fo:color="#333333"/>
    </style:style>
    <style:style style:name="T7" style:parent-style-name="默认段落字体" style:family="text">
      <style:text-properties style:font-name="Helvetica Neue" fo:color="#333333"/>
    </style:style>
    <style:style style:name="T8" style:parent-style-name="默认段落字体" style:family="text">
      <style:text-properties style:font-name="Helvetica Neue" fo:color="#333333"/>
    </style:style>
    <style:style style:name="T9" style:parent-style-name="默认段落字体" style:family="text">
      <style:text-properties style:font-name="Helvetica Neue" fo:color="#333333"/>
    </style:style>
    <style:style style:name="T10" style:parent-style-name="默认段落字体" style:family="text">
      <style:text-properties style:font-name="Helvetica Neue" fo:color="#333333"/>
    </style:style>
    <style:style style:name="T11" style:parent-style-name="默认段落字体" style:family="text">
      <style:text-properties style:font-name="Helvetica Neue" fo:color="#333333"/>
    </style:style>
    <style:style style:name="T12" style:parent-style-name="默认段落字体" style:family="text">
      <style:text-properties style:font-name="Helvetica Neue" fo:color="#333333"/>
    </style:style>
    <style:style style:name="T13" style:parent-style-name="StrongEmphasis" style:family="text">
      <style:text-properties style:font-name="Helvetica Neue" fo:color="#333333"/>
    </style:style>
    <style:style style:name="T14" style:parent-style-name="默认段落字体" style:family="text">
      <style:text-properties style:font-name="Helvetica Neue" fo:color="#333333"/>
    </style:style>
    <style:style style:name="T15" style:parent-style-name="默认段落字体" style:family="text">
      <style:text-properties style:font-name="Helvetica Neue" fo:color="#333333"/>
    </style:style>
    <style:style style:name="T16" style:parent-style-name="默认段落字体" style:family="text">
      <style:text-properties style:font-name="Helvetica Neue" fo:color="#333333"/>
    </style:style>
    <style:style style:name="T17" style:parent-style-name="默认段落字体" style:family="text">
      <style:text-properties style:font-name="Helvetica Neue" fo:color="#333333"/>
    </style:style>
    <style:style style:name="T18" style:parent-style-name="默认段落字体" style:family="text">
      <style:text-properties style:font-name="Helvetica Neue" fo:color="#333333"/>
    </style:style>
    <style:style style:name="T19" style:parent-style-name="默认段落字体" style:family="text">
      <style:text-properties style:font-name="Helvetica Neue" fo:color="#333333"/>
    </style:style>
    <style:style style:name="T20" style:parent-style-name="默认段落字体" style:family="text">
      <style:text-properties style:font-name="Helvetica Neue" fo:color="#333333"/>
    </style:style>
    <style:style style:name="T21" style:parent-style-name="默认段落字体" style:family="text">
      <style:text-properties style:font-name="Helvetica Neue" fo:color="#333333"/>
    </style:style>
    <style:style style:name="T22" style:parent-style-name="默认段落字体" style:family="text">
      <style:text-properties style:font-name="Helvetica Neue" fo:color="#333333"/>
    </style:style>
    <style:style style:name="T23" style:parent-style-name="默认段落字体" style:family="text">
      <style:text-properties style:font-name="Helvetica Neue" fo:color="#333333"/>
    </style:style>
    <style:style style:name="T24" style:parent-style-name="默认段落字体" style:family="text">
      <style:text-properties style:font-name="Helvetica Neue" fo:color="#333333"/>
    </style:style>
    <style:style style:name="T25" style:parent-style-name="默认段落字体" style:family="text">
      <style:text-properties style:font-name="Helvetica Neue" fo:color="#333333"/>
    </style:style>
    <style:style style:name="T26" style:parent-style-name="强调" style:family="text">
      <style:text-properties style:font-name="Helvetica Neue" fo:font-weight="bold" style:font-weight-asian="bold" fo:color="#333333"/>
    </style:style>
    <style:style style:name="T27" style:parent-style-name="默认段落字体" style:family="text">
      <style:text-properties style:font-name="Helvetica Neue" fo:color="#333333"/>
    </style:style>
    <style:style style:name="T28" style:parent-style-name="默认段落字体" style:family="text">
      <style:text-properties style:font-name="Helvetica Neue" fo:color="#333333"/>
    </style:style>
    <style:style style:name="T29" style:parent-style-name="默认段落字体" style:family="text">
      <style:text-properties style:font-name="Helvetica Neue" fo:color="#333333"/>
    </style:style>
  </office:automatic-styles>
  <office:body>
    <office:text text:use-soft-page-breaks="true">
      <text:p text:style-name="P1">In this project, you are asked to design a 32-bit ALU. It will be part of a single-cycle processor and will handle a small portion of the MIPS instruction set. This portion of the MIPS<text:s/>instruction set is:<text:line-break/><text:line-break/>arithmetic: add, sub<text:line-break/>logical: and, or, sll<text:line-break/>conditional: slt, sltu<text:line-break/><text:line-break/>Details about these instructions can be found in the front and back of your text. Please use only the components provided in the Projects folder under the Files tab (eecs361lib.tar.gz). </text:p>
      <text:p text:style-name="P2">Information about the design can be found in the class notes or on Appendix B of the textbook.</text:p>
      <text:p text:style-name="P3"> </text:p>
      <text:p text:style-name="P4"><text:span text:style-name="T5">NOTE: You must have the following input/output signals in your ALU:</text:span><text:span text:style-name="T6"><text:line-break/></text:span><text:span text:style-name="T7">Input: Operand A (32 bits), Operand B (32 bits), Control signals (at le</text:span><text:span text:style-name="T8">ast 3 bits)</text:span><text:span text:style-name="T9"><text:line-break/></text:span><text:span text:style-name="T10">Output: Carryout, Overflow, Zero, Result (32 bits)</text:span><text:span text:style-name="T11"><text:line-break/></text:span><text:span text:style-name="T12"><text:line-break/></text:span><text:span text:style-name="T13">THINGS TO TURN IN:</text:span><text:span text:style-name="T14"><text:line-break/></text:span><text:span text:style-name="T15"><text:line-break/></text:span><text:span text:style-name="T16">1) VHDL code for each individual bit. </text:span><text:span text:style-name="T17"><text:line-break/></text:span><text:span text:style-name="T18">2) VHDL code of all 32 bits (with appropriate connections of course).</text:span><text:span text:style-name="T19"><text:line-break/></text:span><text:span text:style-name="T20">3) A trace/simulation of an individual bit.</text:span><text:span text:style-name="T21"><text:line-break/></text:span><text:span text:style-name="T22">4) A trace/simulati</text:span><text:span text:style-name="T23">on of 32 bits working in harmony.</text:span><text:span text:style-name="T24"><text:line-break/></text:span><text:span text:style-name="T25"><text:line-break/></text:span><text:span text:style-name="T26">Note that this is an individual assignment; each student should turn in his/her original work.</text:span><text:span text:style-name="T27"><text:line-break/></text:span><text:span text:style-name="T28"><text:line-break/></text:span><text:span text:style-name="T29">The deadline for the project is end of day, Thursday, October 30th. Please turn in your homework using Canvas.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Helvetica Neue" svg:font-family="Helvetica Neue" style:font-family-generic="system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正文" style:display-name="正文" style:family="paragraph">
      <style:text-properties fo:hyphenate="false"/>
    </style:style>
    <style:style style:name="默认段落字体" style:display-name="默认段落字体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列表" style:display-name="列表" style:family="paragraph" style:parent-style-name="Textbody">
      <style:text-properties fo:hyphenate="false"/>
    </style:style>
    <style:style style:name="题注" style:display-name="题注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强调" style:display-name="强调" style:family="text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ng Shen</dc:creator>
    <meta:creation-date>2014-10-17T23:50:00Z</meta:creation-date>
    <dc:date>2014-10-23T21:05:00Z</dc:date>
    <meta:template xlink:href="Normal" xlink:type="simple"/>
    <meta:editing-cycles>2</meta:editing-cycles>
    <meta:editing-duration>PT0S</meta:editing-duration>
    <meta:document-statistic meta:page-count="1" meta:paragraph-count="2" meta:word-count="178" meta:character-count="1193" meta:row-count="8" meta:non-whitespace-character-count="1017"/>
  </office:meta>
</office:document-meta>
</file>